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ffff"/>
      <style:map style:condition="cell-content()=-1" style:apply-style-name="赤" style:base-cell-address="origin.A1"/>
      <style:map style:condition="cell-content()=26" style:apply-style-name="青" style:base-cell-address="origin.A1"/>
    </style:style>
    <style:style style:name="ce2" style:family="table-cell" style:parent-style-name="Default">
      <style:map style:condition="cell-content()=-1" style:apply-style-name="赤" style:base-cell-address="origin.A1"/>
      <style:map style:condition="cell-content()=26" style:apply-style-name="青" style:base-cell-address="origin.A1"/>
    </style:style>
    <style:style style:name="ce3" style:family="table-cell" style:parent-style-name="Default">
      <style:table-cell-properties fo:border="0.06pt solid #000000"/>
      <style:text-properties fo:color="#ffffff"/>
      <style:map style:condition="cell-content()=-1" style:apply-style-name="赤" style:base-cell-address="origin.B1"/>
      <style:map style:condition="cell-content()=26" style:apply-style-name="青" style:base-cell-address="origin.B1"/>
    </style:style>
    <style:style style:name="ce4" style:family="table-cell" style:parent-style-name="Default">
      <style:map style:condition="cell-content()=-1" style:apply-style-name="赤" style:base-cell-address="origin.BM1"/>
      <style:map style:condition="cell-content()=26" style:apply-style-name="青" style:base-cell-address="origin.BM1"/>
    </style:style>
    <style:style style:name="ce5" style:family="table-cell" style:parent-style-name="Default">
      <style:map style:condition="cell-content()=-1" style:apply-style-name="赤" style:base-cell-address="origin.A1"/>
      <style:map style:condition="cell-content()=26" style:apply-style-name="青" style:base-cell-address="origin.A1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>
      <style:map style:condition="cell-content()=-1" style:apply-style-name="赤" style:base-cell-address="multicolor.A1"/>
      <style:map style:condition="cell-content()=26" style:apply-style-name="青" style:base-cell-address="multicolor.A1"/>
    </style:style>
    <style:style style:name="ce8" style:family="table-cell" style:parent-style-name="Default">
      <style:table-cell-properties fo:border="0.06pt solid #000000"/>
      <style:text-properties fo:color="#ffffff"/>
    </style:style>
    <style:style style:name="ce9" style:family="table-cell" style:parent-style-name="Default">
      <style:map style:condition="cell-content()=-1" style:apply-style-name="赤" style:base-cell-address="multicolor.BM1"/>
      <style:map style:condition="cell-content()=26" style:apply-style-name="青" style:base-cell-address="multicolor.BM1"/>
    </style:style>
    <style:style style:name="ce10" style:family="table-cell" style:parent-style-name="Default">
      <style:table-cell-properties fo:border="0.06pt solid #000000"/>
      <style:text-properties fo:color="#ffffff"/>
    </style:style>
    <style:style style:name="ce11" style:family="table-cell" style:parent-style-name="Default">
      <style:map style:condition="cell-content()=-1" style:apply-style-name="赤" style:base-cell-address="multicolor.A1"/>
      <style:map style:condition="cell-content()=26" style:apply-style-name="青" style:base-cell-address="multicolor.A1"/>
    </style:style>
    <style:style style:name="ce12" style:family="table-cell" style:parent-style-name="Default">
      <style:table-cell-properties fo:border="0.06pt solid #000000"/>
      <style:text-properties fo:color="#ffffff"/>
      <style:map style:condition="cell-content()=-1" style:apply-style-name="赤" style:base-cell-address="multicolor.BO1"/>
      <style:map style:condition="cell-content()=26" style:apply-style-name="青" style:base-cell-address="multicolor.BO1"/>
    </style:style>
    <style:style style:name="ce13" style:family="table-cell" style:parent-style-name="Default">
      <style:table-cell-properties fo:border="0.06pt solid #000000"/>
      <style:text-properties fo:color="#ffffff"/>
    </style:style>
    <style:style style:name="ce14" style:family="table-cell" style:parent-style-name="Default"/>
    <style:style style:name="ce15" style:family="table-cell" style:parent-style-name="Default">
      <style:table-cell-properties fo:border="0.06pt solid #000000"/>
      <style:text-properties fo:color="#ffffff"/>
    </style:style>
    <style:style style:name="ce16" style:family="table-cell" style:parent-style-name="Default"/>
    <style:style style:name="ce17" style:family="table-cell" style:parent-style-name="Default">
      <style:table-cell-properties fo:border="0.06pt solid #000000"/>
      <style:text-properties fo:color="#ffffff"/>
    </style:style>
    <style:style style:name="ce18" style:family="table-cell" style:parent-style-name="Default"/>
    <style:style style:name="ce19" style:family="table-cell" style:parent-style-name="Default">
      <style:table-cell-properties fo:border="0.06pt solid #000000"/>
      <style:text-properties fo:color="#ffffff"/>
    </style:style>
    <style:style style:name="ce20" style:family="table-cell" style:parent-style-name="Default">
      <style:table-cell-properties fo:border="0.06pt solid #000000"/>
      <style:text-properties fo:color="#ffffff"/>
      <style:map style:condition="cell-content()=1" style:apply-style-name="赤" style:base-cell-address="blockmulticolor.BW1"/>
    </style:style>
    <style:style style:name="ce21" style:family="table-cell" style:parent-style-name="Default"/>
  </office:automatic-styles>
  <office:body>
    <office:spreadsheet>
      <table:calculation-settings table:use-regular-expressions="false"/>
      <table:table table:name="origin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54" table:style-name="ce3" office:value-type="float" office:value="0" calcext:value-type="float">
            <text:p>0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3" table:style-name="ce3" office:value-type="float" office:value="0" calcext:value-type="float">
            <text:p>0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2" table:style-name="ce3" office:value-type="float" office:value="0" calcext:value-type="float">
            <text:p>0</text:p>
          </table:table-cell>
          <table:table-cell table:style-name="ce5"/>
          <table:table-cell table:number-columns-repeated="2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1" table:style-name="ce3"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0" table:style-name="ce3"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9" table:style-name="ce3" office:value-type="float" office:value="0" calcext:value-type="float">
            <text:p>0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8" table:style-name="ce3" office:value-type="float" office:value="0" calcext:value-type="float">
            <text:p>0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8" table:style-name="ce3" office:value-type="float" office:value="0" calcext:value-type="float">
            <text:p>0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6" table:style-name="ce3" office:value-type="float" office:value="0" calcext:value-type="float">
            <text:p>0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5" table:style-name="ce3" office:value-type="float" office:value="0" calcext:value-type="float">
            <text:p>0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4" table:style-name="ce3" office:value-type="float" office:value="0" calcext:value-type="float">
            <text:p>0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3" table:style-name="ce3" office:value-type="float" office:value="0" calcext:value-type="float">
            <text:p>0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2" table:style-name="ce3" office:value-type="float" office:value="0" calcext:value-type="float">
            <text:p>0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1" table:style-name="ce3" office:value-type="float" office:value="0" calcext:value-type="float">
            <text:p>0</text:p>
          </table:table-cell>
          <table:table-cell table:style-name="ce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0" table:style-name="ce3" office:value-type="float" office:value="0" calcext:value-type="float">
            <text:p>0</text:p>
          </table:table-cell>
          <table:table-cell table:style-name="ce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0" table:style-name="ce3" office:value-type="float" office:value="0" calcext:value-type="float">
            <text:p>0</text:p>
          </table:table-cell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8" table:style-name="ce3" office:value-type="float" office:value="0" calcext:value-type="float">
            <text:p>0</text:p>
          </table:table-cell>
          <table:table-cell table:style-name="ce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7" table:style-name="ce3" office:value-type="float" office:value="0" calcext:value-type="float">
            <text:p>0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6" table:style-name="ce3" office:value-type="float" office:value="0" calcext:value-type="float">
            <text:p>0</text:p>
          </table:table-cell>
          <table:table-cell table:style-name="ce5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5" table:style-name="ce3" office:value-type="float" office:value="0" calcext:value-type="float">
            <text:p>0</text:p>
          </table:table-cell>
          <table:table-cell table:style-name="ce5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4" table:style-name="ce3" office:value-type="float" office:value="0" calcext:value-type="float">
            <text:p>0</text:p>
          </table:table-cell>
          <table:table-cell table:style-name="ce5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3" table:style-name="ce3" office:value-type="float" office:value="0" calcext:value-type="float">
            <text:p>0</text:p>
          </table:table-cell>
          <table:table-cell table:style-name="ce5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2" table:style-name="ce3" office:value-type="float" office:value="0" calcext:value-type="float">
            <text:p>0</text:p>
          </table:table-cell>
          <table:table-cell table:style-name="ce5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2" table:style-name="ce3" office:value-type="float" office:value="0" calcext:value-type="float">
            <text:p>0</text:p>
          </table:table-cell>
          <table:table-cell table:style-name="ce5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0" table:style-name="ce3" office:value-type="float" office:value="0" calcext:value-type="float">
            <text:p>0</text:p>
          </table:table-cell>
          <table:table-cell table:style-name="ce5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9" table:style-name="ce3" office:value-type="float" office:value="0" calcext:value-type="float">
            <text:p>0</text:p>
          </table:table-cell>
          <table:table-cell table:style-name="ce5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style-name="ce5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style-name="ce5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5"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style-name="ce5"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1" table:style-name="ce3" office:value-type="float" office:value="0" calcext:value-type="float">
            <text:p>0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5"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5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5"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5"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1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5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6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5"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5"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5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1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5"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5"/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5"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0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1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" calcext:value-type="float">
            <text:p>-1</text:p>
          </table:table-cell>
          <table:table-cell table:style-name="ce5"/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6" calcext:value-type="float">
            <text:p>26</text:p>
          </table:table-cell>
          <table:table-cell table:style-name="ce5"/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95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rigin.A65:origin.AMJ1048576 origin.BN1:origin.AMJ64 origin.BM2:origin.BM64">
            <calcext:condition calcext:apply-style-name="赤" calcext:value="=-1" calcext:base-cell-address="origin.A1"/>
            <calcext:condition calcext:apply-style-name="青" calcext:value="=26" calcext:base-cell-address="origin.A1"/>
          </calcext:conditional-format>
          <calcext:conditional-format calcext:target-range-address="origin.BM1:origin.BM64">
            <calcext:condition calcext:apply-style-name="赤" calcext:value="=-1" calcext:base-cell-address="origin.BM1"/>
            <calcext:condition calcext:apply-style-name="青" calcext:value="=26" calcext:base-cell-address="origin.BM1"/>
          </calcext:conditional-format>
          <calcext:conditional-format calcext:target-range-address="origin.A1:origin.A64">
            <calcext:condition calcext:apply-style-name="赤" calcext:value="=-1" calcext:base-cell-address="origin.A1"/>
            <calcext:condition calcext:apply-style-name="青" calcext:value="=26" calcext:base-cell-address="origin.A1"/>
          </calcext:conditional-format>
          <calcext:conditional-format calcext:target-range-address="origin.B1:origin.BL64">
            <calcext:condition calcext:apply-style-name="赤" calcext:value="=-1" calcext:base-cell-address="origin.B1"/>
            <calcext:condition calcext:apply-style-name="青" calcext:value="=26" calcext:base-cell-address="origin.B1"/>
          </calcext:conditional-format>
        </calcext:conditional-formats>
      </table:table>
      <table:table table:name="multicolor" table:style-name="ta1">
        <table:table-column table:style-name="co1" table:number-columns-repeated="64" table:default-cell-style-name="ce7"/>
        <table:table-column table:style-name="co2" table:default-cell-style-name="ce7"/>
        <table:table-column table:style-name="co3" table:number-columns-repeated="8" table:default-cell-style-name="ce7"/>
        <table:table-column table:style-name="co2" table:number-columns-repeated="951" table:default-cell-style-name="ce7"/>
        <table:table-row table:style-name="ro1">
          <table:table-cell table:style-name="ce6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table:number-columns-repeated="18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style-name="ce11" table:number-columns-repeated="26"/>
          <table:table-cell table:number-columns-repeated="93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959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9"/>
          <table:table-cell table:number-columns-repeated="95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ulticolor.A65:multicolor.AMJ1048576 multicolor.BN26:multicolor.AMJ64 multicolor.CN1:multicolor.AMJ25">
            <calcext:condition calcext:apply-style-name="赤" calcext:value="=-1" calcext:base-cell-address="multicolor.A1"/>
            <calcext:condition calcext:apply-style-name="青" calcext:value="=26" calcext:base-cell-address="multicolor.A1"/>
          </calcext:conditional-format>
          <calcext:conditional-format calcext:target-range-address="multicolor.BM1:multicolor.BM64">
            <calcext:condition calcext:apply-style-name="赤" calcext:value="=-1" calcext:base-cell-address="multicolor.BM1"/>
            <calcext:condition calcext:apply-style-name="青" calcext:value="=26" calcext:base-cell-address="multicolor.BM1"/>
          </calcext:conditional-format>
          <calcext:conditional-format calcext:target-range-address="multicolor.BN9:multicolor.CM25 multicolor.BV1:multicolor.CM8">
            <calcext:condition calcext:apply-style-name="赤" calcext:value="=-1" calcext:base-cell-address="multicolor.BN1"/>
            <calcext:condition calcext:apply-style-name="青" calcext:value="=26" calcext:base-cell-address="multicolor.BN1"/>
          </calcext:conditional-format>
          <calcext:conditional-format calcext:target-range-address="multicolor.BO1:multicolor.BU8">
            <calcext:condition calcext:apply-style-name="赤" calcext:value="=-1" calcext:base-cell-address="multicolor.BO1"/>
            <calcext:condition calcext:apply-style-name="青" calcext:value="=26" calcext:base-cell-address="multicolor.BO1"/>
          </calcext:conditional-format>
          <calcext:conditional-format calcext:target-range-address="multicolor.BN1: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multicolor.A1:multicolor.A64">
            <calcext:condition calcext:apply-style-name="赤" calcext:value="=-1" calcext:base-cell-address="multicolor.A1"/>
            <calcext:condition calcext:apply-style-name="青" calcext:value="=26" calcext:base-cell-address="multicolor.A1"/>
          </calcext:conditional-format>
          <calcext:conditional-format calcext:target-range-address="multicolor.B1:multicolor.BL64">
            <calcext:condition calcext:apply-style-name="赤" calcext:value="=-1" calcext:base-cell-address="multicolor.B1"/>
            <calcext:condition calcext:apply-style-name="青" calcext:value="=26" calcext:base-cell-address="multicolor.B1"/>
          </calcext:conditional-format>
        </calcext:conditional-formats>
      </table:table>
      <table:table table:name="blockmulticolor" table:style-name="ta1">
        <table:table-column table:style-name="co1" table:number-columns-repeated="64" table:default-cell-style-name="ce14"/>
        <table:table-column table:style-name="co2" table:default-cell-style-name="ce14"/>
        <table:table-column table:style-name="co3" table:number-columns-repeated="8" table:default-cell-style-name="ce14"/>
        <table:table-column table:style-name="co2" table:default-cell-style-name="ce14"/>
        <table:table-column table:style-name="co3" table:number-columns-repeated="16" table:default-cell-style-name="ce14"/>
        <table:table-column table:style-name="co2" table:number-columns-repeated="934" table:default-cell-style-name="ce14"/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60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8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5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8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30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-1" calcext:value-type="float">
            <text:p>-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5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4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8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1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8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14" calcext:value-type="float">
            <text:p>14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14" calcext:value-type="float">
            <text:p>14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1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5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8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9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9"/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Default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44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44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40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40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10"/>
          <table:table-cell table:style-name="Default" table:number-columns-repeated="16"/>
          <table:table-cell table:style-name="ce18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style-name="ce18" table:number-columns-repeated="27"/>
          <table:table-cell table:number-columns-repeated="93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7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20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9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0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7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6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0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29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8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44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-1" calcext:value-type="float">
            <text:p>-1</text:p>
          </table:table-cell>
          <table:table-cell table:style-name="ce16"/>
          <table:table-cell table:number-columns-repeated="95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59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26" calcext:value-type="float">
            <text:p>26</text:p>
          </table:table-cell>
          <table:table-cell table:style-name="ce16"/>
          <table:table-cell table:number-columns-repeated="95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lockmulticolor.BN1:blockmulticolor.BU8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blockmulticolor.A1:blockmulticolor.BL64">
            <calcext:condition calcext:apply-style-name="赤" calcext:value="=-1" calcext:base-cell-address="blockmulticolor.A1"/>
            <calcext:condition calcext:apply-style-name="青" calcext:value="=26" calcext:base-cell-address="blockmulticolor.A1"/>
          </calcext:conditional-format>
          <calcext:conditional-format calcext:target-range-address="blockmulticolor.BW1:blockmulticolor.CL16">
            <calcext:condition calcext:apply-style-name="赤" calcext:value="=1" calcext:base-cell-address="blockmulticolor.BW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赤" style:family="table-cell" style:parent-style-name="Default">
      <style:table-cell-properties fo:background-color="#ff3333"/>
    </style:style>
    <style:style style:name="青" style:family="table-cell" style:parent-style-name="Default">
      <style:table-cell-properties fo:background-color="#6666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00/00/00</text:date>, <text:time style:data-style-name="N2" text:time-value="10:10:25.5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09:59.209000000</meta:creation-date>
    <dc:date>2016-02-03T16:21:18.136000000</dc:date>
    <meta:editing-duration>PT4H45M48S</meta:editing-duration>
    <meta:editing-cycles>15</meta:editing-cycles>
    <meta:generator>LibreOffice/4.3.7.2$Windows_x86 LibreOffice_project/8a35821d8636a03b8bf4e15b48f59794652c68ba</meta:generator>
    <meta:document-statistic meta:table-count="3" meta:cell-count="12800" meta:object-count="0"/>
  </office:meta>
</office:document-meta>
</file>